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Arimo" svg:font-family="Arimo" style:font-pitch="variable"/>
    <style:font-face style:name="Arial" svg:font-family="Arial" style:font-pitch="variable" style:font-family-generic="swiss"/>
    <style:font-face style:name="Cambria" svg:font-family="Cambria" style:font-pitch="variable" style:font-family-generic="roman"/>
  </office:font-face-decls>
  <office:automatic-styles>
    <style:style style:name="P1" style:family="paragraph" style:parent-style-name="Normal_20__28_Web_29_" style:master-page-name="Standard">
      <style:paragraph-properties fo:background-color="#ffffff" fo:margin-top="0cm" fo:margin-bottom="0.265cm"/>
    </style:style>
    <style:style style:name="T1_1" style:family="text">
      <style:text-properties fo:color="#1b1b1b" style:font-name="Arial" fo:font-size="10.5pt" style:font-size-asian="10.5pt" style:font-name-complex="Arial" style:font-size-complex="10.5pt"/>
    </style:style>
    <style:style style:name="P2" style:family="paragraph" style:parent-style-name="Normal_20__28_Web_29_">
      <style:paragraph-properties fo:background-color="#ffffff" fo:margin-top="0cm" fo:margin-bottom="0.265cm"/>
    </style:style>
    <style:style style:name="T2_1" style:family="text">
      <style:text-properties fo:color="#1b1b1b" style:font-name="Arial" fo:font-size="10.5pt" style:font-size-asian="10.5pt" style:font-name-complex="Arial" style:font-size-complex="10.5pt"/>
    </style:style>
    <style:style style:name="T2_2" style:family="text">
      <style:text-properties fo:color="#1b1b1b" style:font-name="Arial" fo:font-size="10.5pt" style:font-size-asian="10.5pt" style:font-name-complex="Arial" style:font-size-complex="10.5pt"/>
    </style:style>
    <style:style style:name="P3" style:family="paragraph" style:parent-style-name="Normal_20__28_Web_29_">
      <style:paragraph-properties fo:background-color="#ffffff" fo:margin-top="0cm" fo:margin-bottom="0.265cm"/>
    </style:style>
    <style:style style:name="T3_1" style:family="text">
      <style:text-properties fo:color="#1b1b1b" style:font-name="Arial" fo:font-size="10.5pt" style:font-size-asian="10.5pt" style:font-name-complex="Arial" style:font-size-complex="10.5pt"/>
    </style:style>
    <style:style style:name="P4" style:family="paragraph" style:parent-style-name="Normal_20__28_Web_29_">
      <style:paragraph-properties fo:background-color="#ffffff" fo:margin-top="0cm" fo:margin-bottom="0.265cm"/>
    </style:style>
    <style:style style:name="T4_1" style:family="text">
      <style:text-properties fo:color="#1b1b1b" style:font-name="Arial" fo:font-size="10.5pt" style:font-size-asian="10.5pt" style:font-name-complex="Arial" style:font-size-complex="10.5pt"/>
    </style:style>
    <style:style style:name="T4_2" style:family="text"/>
    <style:style style:name="T4_3" style:family="text" style:parent-style-name="Internet_20_link">
      <style:text-properties fo:color="#0294d9" style:font-name="Arial" fo:font-size="10.5pt" style:font-size-asian="10.5pt" style:font-name-complex="Arial" style:font-size-complex="10.5pt"/>
    </style:style>
    <style:style style:name="T4_4" style:family="text">
      <style:text-properties fo:color="#1b1b1b" style:font-name="Arial" fo:font-size="10.5pt" style:font-size-asian="10.5pt" style:font-name-complex="Arial" style:font-size-complex="10.5pt"/>
    </style:style>
    <style:style style:name="T4_5" style:family="text"/>
    <style:style style:name="T4_6" style:family="text" style:parent-style-name="Internet_20_link">
      <style:text-properties fo:color="#0294d9" style:font-name="Arial" fo:font-size="10.5pt" style:font-size-asian="10.5pt" style:font-name-complex="Arial" style:font-size-complex="10.5pt"/>
    </style:style>
    <style:style style:name="T4_7" style:family="text">
      <style:text-properties fo:color="#1b1b1b" style:font-name="Arial" fo:font-size="10.5pt" style:font-size-asian="10.5pt" style:font-name-complex="Arial" style:font-size-complex="10.5pt"/>
    </style:style>
    <style:style style:name="P5" style:family="paragraph" style:parent-style-name="Normal_20__28_Web_29_">
      <style:paragraph-properties fo:background-color="#ffffff" fo:margin-top="0cm" fo:margin-bottom="0.265cm"/>
    </style:style>
    <style:style style:name="T5_1" style:family="text">
      <style:text-properties fo:color="#1b1b1b" style:font-name="Arial" fo:font-size="10.5pt" style:font-size-asian="10.5pt" style:font-name-complex="Arial" style:font-size-complex="10.5pt"/>
    </style:style>
    <style:style style:name="P6" style:family="paragraph" style:parent-style-name="Normal"/>
  </office:automatic-styles>
  <office:body>
    <office:text>
      <text:p text:style-name="P1"><text:bookmark-start text:name="_GoBack"/><text:bookmark-end text:name="_GoBack"/><text:span text:style-name="T1_1">This<text:s/>news<text:s/>is<text:s/>about<text:s/>Star<text:s/>Wars.<text:s/>Are<text:s/>you<text:s/>a<text:s/>fan?<text:s/>People<text:s/>make<text:s/>a<text:s/>big<text:s/>Star<text:s/>Wars<text:s/>model.<text:s/>You<text:s/>can<text:s/>see<text:s/>it<text:s/>in<text:s/>England.<text:s/>The<text:s/>model<text:s/>is<text:s/>made<text:s/>from<text:s/>Legos.<text:s/>500,000<text:s/>pieces<text:s/>of<text:s/>Legos<text:s/>make<text:s/>it.</text:span></text:p>
      <text:p text:style-name="P2"><text:span text:style-name="T2_1">It<text:s/>is<text:s/>860<text:s/>kilograms<text:s/>heavy.<text:s/>It<text:s/>is<text:s/>three<text:s/>metres<text:s/>high.<text:s/>Fifteen<text:s/>people<text:s/>build<text:s/>it<text:s/>for<text:s/>3<text:s/>mont</text:span><text:span text:style-name="T2_2">hs.<text:s/>It<text:s/>is<text:s/>a<text:s/>model<text:s/>of<text:s/>the<text:s/>Death<text:s/>Star.<text:s/>The<text:s/>Death<text:s/>Star<text:s/>is<text:s/>a weapon.<text:s/>There<text:s/>are fighter<text:s/>jets around<text:s/>the<text:s/>Death<text:s/>Star.<text:s/>They<text:s/>are<text:s/>attacking<text:s/>it.</text:span></text:p>
      <text:p text:style-name="P3"><text:span text:style-name="T3_1">People<text:s/>can<text:s/>turn<text:s/>on<text:s/>light<text:s/>and<text:s/>sound<text:s/>effects<text:s/>with<text:s/>the<text:s/>model.</text:span></text:p>
      <text:p text:style-name="P4"><text:span text:style-name="T4_1">Difficult<text:s/>words: </text:span><text:span text:style-name="T4_2"><text:a xlink:type="simple" xlink:href="https://www.newsinlevels.com/?s=weapon"><text:span text:style-name="T4_3">weapon</text:span></text:a></text:span><text:span text:style-name="T4_4"> (a<text:s/>war<text:s/>machine), </text:span><text:span text:style-name="T4_5"><text:a xlink:type="simple" xlink:href="https://www.newsinlevels.com/?s=fighter+jet"><text:span text:style-name="T4_6">fighter<text:s/>jet</text:span></text:a></text:span><text:span text:style-name="T4_7"> (a<text:s/>warplane).</text:span></text:p>
      <text:p text:style-name="P5"><text:span text:style-name="T5_1">You<text:s/>can<text:s/>watch<text:s/>the<text:s/>original<text:s/>video<text:s/>in<text:s/>the<text:s/>Level<text:s/>3<text:s/>sectio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Arimo" svg:font-family="Arimo" style:font-pitch="variable"/>
    <style:font-face style:name="Arial" svg:font-family="Arial" style:font-pitch="variable" style:font-family-generic="swiss"/>
    <style:font-face style:name="Cambria" svg:font-family="Cambria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7%" fo:margin-bottom="0.282cm" fo:orphans="2" fo:widows="2" fo:hyphenation-ladder-count="no-limit"/>
      <style:text-properties style:font-name="Calibri" fo:font-size="11pt" style:font-name-asian="Arimo" style:font-size-asian="11pt" style:font-name-complex="Calibri" style:font-size-complex="11pt" fo:language-asian="ar" fo:country-asian="SA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_0" style:display-name="Default Paragraph Font_0" style:family="text"/>
    <style:style style:name="Strong" style:family="text" style:parent-style-name="Default_20_Paragraph_20_Font_0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color="font-color"/>
    </style:style>
    <style:style style:name="Heading" style:family="paragraph" style:parent-style-name="Normal">
      <style:paragraph-properties fo:margin-top="0.423cm" fo:margin-bottom="0.212cm" fo:keep-with-next="always"/>
      <style:text-properties style:font-name="Arimo" fo:font-size="14pt" style:font-size-asian="14pt" style:font-name-complex="Arimo" style:font-size-complex="14pt"/>
    </style:style>
    <style:style style:name="Body_20_Text" style:display-name="Body Text" style:family="paragraph" style:parent-style-name="Normal">
      <style:paragraph-properties fo:margin-bottom="0.212cm"/>
    </style:style>
    <style:style style:name="List" style:family="paragraph" style:parent-style-name="Body_20_Text"/>
    <style:style style:name="Caption" style:family="paragraph" style:parent-style-name="Normal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Normal"/>
    <style:style style:name="Normal_20__28_Web_29_" style:display-name="Normal (Web)" style:family="paragraph" style:parent-style-name="Normal">
      <style:paragraph-properties style:line-height-at-least="0.176cm" fo:margin-top="0.176cm" fo:margin-bottom="0.176cm"/>
      <style:text-properties style:font-name="Times New Roman" fo:font-size="12pt" style:font-name-asian="Times New Roman" style:font-size-asian="12pt" style:font-name-complex="Times New Roman" style:font-size-complex="12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Microsoft account</meta:initial-creator>
    <meta:creation-date>2022-08-09T04:03:00</meta:creation-date>
    <dc:creator>Zamzar</dc:creator>
    <dc:date>2022-08-09T04:03:00</dc:date>
    <meta:print-date>1601-01-01T00:00:00</meta:print-date>
    <meta:editing-cycles>2</meta:editing-cycles>
    <meta:editing-duration>PT1M</meta:editing-duration>
    <meta:document-statistic meta:page-count="1" meta:paragraph-count="1" meta:row-count="4" meta:word-count="102" meta:character-count="688" meta:non-whitespace-character-count="5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